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0.76cm" fo:min-width="14.115cm"/>
    </style:style>
    <style:style style:name="gr3" style:family="graphic" style:parent-style-name="standard">
      <style:graphic-properties draw:stroke="solid" svg:stroke-color="#3465a4" draw:fill="solid" draw:fill-color="#fde9a9" draw:opacity="80%" draw:textarea-horizontal-align="justify" draw:textarea-vertical-align="middle" draw:auto-grow-height="false" fo:min-height="10.993cm" fo:min-width="8.34cm" draw:shadow-opacity="80%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6.293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6.3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6.15cm" fo:min-width="4.1cm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3.4cm"/>
    </style:style>
    <style:style style:name="gr9" style:family="graphic" style:parent-style-name="standard">
      <style:graphic-properties draw:textarea-horizontal-align="justify" draw:textarea-vertical-align="middle" draw:auto-grow-height="false" fo:min-height="8.749cm" fo:min-width="5.30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5.1cm"/>
    </style:style>
    <style:style style:name="gr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7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6.75cm" fo:min-width="3.3cm"/>
    </style:style>
    <style:style style:name="gr16" style:family="graphic" style:parent-style-name="standard">
      <style:graphic-properties draw:fill="solid" draw:fill-color="#bebd3f" draw:textarea-horizontal-align="justify" draw:textarea-vertical-align="middle" draw:auto-grow-height="false" fo:min-height="11.194cm" fo:min-width="8.344cm"/>
    </style:style>
    <style:style style:name="gr17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1.346cm" fo:min-width="5.101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194cm" fo:min-width="2.744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3.804cm"/>
    </style:style>
    <style:style style:name="gr20" style:family="graphic" style:parent-style-name="standard">
      <style:graphic-properties draw:fill="solid" draw:fill-color="#d27e2b" draw:textarea-horizontal-align="justify" draw:textarea-vertical-align="middle" draw:auto-grow-height="false" fo:min-height="11.472cm" fo:min-width="7.622cm"/>
    </style:style>
    <style:style style:name="gr21" style:family="graphic" style:parent-style-name="standard">
      <style:graphic-properties draw:fill="solid" draw:fill-color="#bebd3f" draw:textarea-horizontal-align="justify" draw:textarea-vertical-align="middle" draw:auto-grow-height="false" fo:min-height="11.76cm" fo:min-width="3.11cm"/>
    </style:style>
    <style:style style:name="gr2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1.286cm" fo:min-width="5.641cm"/>
    </style:style>
    <style:style style:name="gr23" style:family="graphic" style:parent-style-name="standard">
      <style:graphic-properties draw:stroke="solid" svg:stroke-color="#3465a4" draw:fill="solid" draw:fill-color="#fde9a9" draw:opacity="80%" draw:textarea-horizontal-align="justify" draw:textarea-vertical-align="middle" draw:auto-grow-height="false" fo:min-height="11.365cm" fo:min-width="4.911cm" draw:shadow-opacity="80%"/>
    </style:style>
    <style:style style:name="gr24" style:family="graphic" style:parent-style-name="standard">
      <style:graphic-properties draw:textarea-horizontal-align="justify" draw:textarea-vertical-align="middle" draw:auto-grow-height="false" fo:min-height="1.55cm" fo:min-width="4.8cm"/>
    </style:style>
    <style:style style:name="gr25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1.604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7.316cm" fo:min-width="1.666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4.404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6.54cm" fo:min-width="3.29cm"/>
    </style:style>
    <style:style style:name="gr30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3.95cm" fo:min-width="10.7cm"/>
    </style:style>
    <style:style style:name="gr3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6.97cm" fo:min-width="14.525cm"/>
    </style:style>
    <style:style style:name="gr33" style:family="graphic" style:parent-style-name="standard">
      <style:graphic-properties draw:textarea-horizontal-align="justify" draw:textarea-vertical-align="middle" draw:auto-grow-height="false" fo:min-height="5.383cm" fo:min-width="5.301cm"/>
    </style:style>
    <style:style style:name="gr34" style:family="graphic" style:parent-style-name="standard">
      <style:graphic-properties draw:fill="solid" draw:fill-color="#ff8d00" draw:textarea-horizontal-align="justify" draw:textarea-vertical-align="middle" draw:auto-grow-height="false" fo:min-height="1.73cm" fo:min-width="4.592cm"/>
    </style:style>
    <style:style style:name="gr3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6" style:family="graphic" style:parent-style-name="standard">
      <style:graphic-properties draw:fill="solid" draw:fill-color="#bebd3f" draw:textarea-horizontal-align="justify" draw:textarea-vertical-align="middle" draw:auto-grow-height="false" fo:min-height="5.75cm" fo:min-width="4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objectwithoutfill">
      <style:graphic-properties svg:stroke-color="#000000" draw:marker-end="" draw:fill="none" draw:textarea-vertical-align="middle"/>
    </style:style>
    <style:style style:name="gr39" style:family="graphic" style:parent-style-name="standard">
      <style:graphic-properties draw:fill="solid" draw:fill-color="#ff0000" draw:textarea-horizontal-align="justify" draw:textarea-vertical-align="middle" draw:auto-grow-height="false" fo:min-height="0.95cm" fo:min-width="1.7cm"/>
    </style:style>
    <style:style style:name="gr40" style:family="graphic" style:parent-style-name="standard">
      <style:graphic-properties draw:fill="solid" draw:fill-color="#2bd27e" draw:textarea-horizontal-align="justify" draw:textarea-vertical-align="middle" draw:auto-grow-height="false" fo:min-height="0.95cm" fo:min-width="1.7cm"/>
    </style:style>
    <style:style style:name="gr41" style:family="graphic" style:parent-style-name="standard">
      <style:graphic-properties draw:textarea-horizontal-align="justify" draw:textarea-vertical-align="middle" draw:auto-grow-height="false" fo:min-height="1.55cm" fo:min-width="6.9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1.764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de9a9" draw:opacity="80%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bebd3f"/>
      <style:paragraph-properties fo:text-align="center"/>
    </style:style>
    <style:style style:name="P10" style:family="paragraph">
      <loext:graphic-properties draw:fill="solid" draw:fill-color="#d27e2b"/>
      <style:paragraph-properties fo:text-align="center"/>
    </style:style>
    <style:style style:name="P11" style:family="paragraph">
      <loext:graphic-properties draw:fill="solid" draw:fill-color="#ff8d00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solid" draw:fill-color="#bebd3f"/>
      <style:paragraph-properties fo:text-align="start" style:writing-mode="lr-t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solid" draw:fill-color="#2bd27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Пример 2.1.4.1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Основные цели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Проверка многопортовой памяти в различных режимах работы</text:p>
              </text:list-item>
              <text:list-item>
                <text:p>Применение транзакций в системе тестирования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custom-shape draw:style-name="gr2" draw:text-style-name="P2" draw:layer="layout" svg:width="15.805cm" svg:height="12.2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Структура стенда </text:span><text:span text:style-name="T1">тестирования</text:span></text:p>
          </draw:text-box>
        </draw:frame>
        <draw:frame presentation:style-name="pr5" draw:layer="layout" svg:width="24cm" svg:height="4.98cm" svg:x="2cm" svg:y="15.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Драйвер — преобразует транзакции в сигналы</text:span></text:p>
              </text:list-item>
              <text:list-item>
                <text:p><text:span text:style-name="T2">Монитор — сравнивает ответ с ожидаемым значением</text:span></text:p>
              </text:list-item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драйвера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монитора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2.6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cm" svg:height="2.6cm" svg:x="15.8cm" svg:y="8.4cm">
          <text:p text:style-name="P5">Монитор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15.2cm" svg:y="12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11cm" svg:x2="17.8cm" svg:y2="12cm">
          <text:p/>
        </draw:line>
        <draw:line draw:style-name="gr10" draw:text-style-name="P6" draw:layer="layout" svg:x1="14.8cm" svg:y1="9.6cm" svg:x2="15.8cm" svg:y2="9.6cm">
          <text:p/>
        </draw:line>
        <draw:line draw:style-name="gr10" draw:text-style-name="P6" draw:layer="layout" svg:x1="7.2cm" svg:y1="6cm" svg:x2="8cm" svg:y2="6cm">
          <text:p/>
        </draw:line>
        <draw:line draw:style-name="gr10" draw:text-style-name="P6" draw:layer="layout" svg:x1="7.2cm" svg:y1="9.8cm" svg:x2="8cm" svg:y2="9.8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9.4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custom-shape draw:style-name="gr2" draw:text-style-name="P2" draw:layer="layout" svg:width="15.805cm" svg:height="12.2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торой вариант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Доступны все возможности языка высокого уровня для формирования циклов, ветвлений, вызовов подпрограмм.</text:span></text:p>
                <text:p><text:span text:style-name="T2">Это аналог программы на С/С++</text:span></text:p>
              </text:list-header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cm" svg:y2="6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9.4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8cm" svg:y1="9.8cm" svg:x2="14.8cm" svg:y2="9.8cm">
          <text:p/>
        </draw:line>
        <draw:line draw:style-name="gr10" draw:text-style-name="P6" draw:layer="layout" svg:x1="8cm" svg:y1="9.6cm" svg:x2="7.2cm" svg:y2="9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custom-shape draw:style-name="gr16" draw:text-style-name="P9" draw:layer="layout" svg:width="9.8cm" svg:height="12.4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6.205cm" svg:height="12.2cm" svg:x="10.8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.005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Третий вариант — </text:span><text:span text:style-name="T1">подключение DLL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К симулятору подключается DLL через интерфейс DPI. </text:span></text:p>
                <text:p><text:span text:style-name="T2">Функции из DLL могут быть вызваны из кода System Verilog</text:span></text:p>
              </text:list-header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cm" svg:y2="6cm">
          <text:p/>
        </draw:line>
        <draw:custom-shape draw:style-name="gr14" draw:text-style-name="P6" draw:layer="layout" svg:width="4cm" svg:height="2cm" svg:x="20.1cm" svg:y="13.2cm">
          <text:p text:style-name="P5">System Verilog</text:p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11.9cm" svg:y="13cm">
          <text:p text:style-name="P5">System Verilog</text:p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8cm" svg:y1="9.8cm" svg:x2="14.8cm" svg:y2="9.8cm">
          <text:p/>
        </draw:line>
        <draw:line draw:style-name="gr10" draw:text-style-name="P6" draw:layer="layout" svg:x1="8cm" svg:y1="9.6cm" svg:x2="7.2cm" svg:y2="9.6cm">
          <text:p/>
        </draw:line>
        <draw:custom-shape draw:style-name="gr18" draw:text-style-name="P8" draw:layer="layout" svg:width="3.4cm" svg:height="1.6cm" svg:x="9cm" svg:y="11.2cm">
          <text:p text:style-name="P5">D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4.4cm" svg:height="1cm" svg:x="3.4cm" svg:y="4cm">
          <text:p text:style-name="P5">DLL <text:s text:c="2"/>C/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custom-shape draw:style-name="gr20" draw:text-style-name="P10" draw:layer="layout" svg:width="9cm" svg:height="12.6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4cm" svg:height="12.4cm" svg:x="10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805cm" svg:height="12.2cm" svg:x="13.99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5.995cm" svg:height="12.199cm" draw:transform="skewX (-0.0132645023151569) rotate (-0.0132645023151572) translate (20.801cm 3.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заимодействие с </text:span><text:span text:style-name="T1">внешней программой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APPLICATION — произвольное приложение, взаимодействует с симулятором через какой-то механизм IPC (inter process communication)</text:span></text:p>
              </text:list-header>
            </text:list>
          </draw:text-box>
        </draw:frame>
        <draw:custom-shape draw:style-name="gr24" draw:text-style-name="P5" draw:layer="layout" svg:width="5.3cm" svg:height="1.8cm" draw:transform="skewX (0.00837758040957278) translate (11.708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3cm" svg:height="2.2cm" svg:x="11.7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7.8cm" svg:y="4.8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21.6cm" svg:y1="6cm" svg:x2="22.9cm" svg:y2="6cm">
          <text:p/>
        </draw:line>
        <draw:line draw:style-name="gr10" draw:text-style-name="P6" draw:layer="layout" svg:x1="22.9cm" svg:y1="9.8cm" svg:x2="21.6cm" svg:y2="9.8cm">
          <text:p/>
        </draw:line>
        <draw:line draw:style-name="gr10" draw:text-style-name="P6" draw:layer="layout" svg:x1="17cm" svg:y1="6cm" svg:x2="17.7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.6cm" svg:y2="6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14.8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9.8cm" svg:x2="17cm" svg:y2="9.8cm">
          <text:p/>
        </draw:line>
        <draw:line draw:style-name="gr10" draw:text-style-name="P6" draw:layer="layout" svg:x1="8.6cm" svg:y1="9.6cm" svg:x2="7.2cm" svg:y2="9.6cm">
          <text:p/>
        </draw:line>
        <draw:custom-shape draw:style-name="gr26" draw:text-style-name="P8" draw:layer="layout" svg:width="2.2cm" svg:height="1cm" svg:x="11.2cm" svg:y="4cm">
          <text:p text:style-name="P5">D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3.4cm" svg:height="1.6cm" svg:x="12.2cm" svg:y="11.2cm">
          <text:p text:style-name="P5">D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2.4cm" svg:height="7.8cm" svg:x="8.6cm" svg:y="5.2cm">
          <text:p text:style-name="P5">IPC</text:p>
          <text:p text:style-name="P5"><text:span text:style-name="T3"/></text:p>
          <text:p text:style-name="P5"><text:span text:style-name="T3">SHM</text:span></text:p>
          <text:p text:style-name="P5"><text:span text:style-name="T3">NET</text:span></text:p>
          <text:p text:style-name="P5"><text:span text:style-name="T3">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7.2cm" svg:y1="6cm" svg:x2="8.6cm" svg:y2="6cm">
          <text:p/>
        </draw:line>
        <draw:line draw:style-name="gr10" draw:text-style-name="P6" draw:layer="layout" svg:x1="11cm" svg:y1="6cm" svg:x2="11.693cm" svg:y2="6cm">
          <text:p/>
        </draw:line>
        <draw:line draw:style-name="gr10" draw:text-style-name="P6" draw:layer="layout" svg:x1="11.7cm" svg:y1="9.6cm" svg:x2="11cm" svg:y2="9.6cm">
          <text:p/>
        </draw:line>
        <draw:custom-shape draw:style-name="gr28" draw:text-style-name="P8" draw:layer="layout" svg:width="5cm" svg:height="1cm" svg:x="3cm" svg:y="3.8cm">
          <text:p text:style-name="P5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custom-shape draw:style-name="gr20" draw:text-style-name="P10" draw:layer="layout" svg:width="9cm" svg:height="12.6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ыполнение на аппаратуре </text:span><text:span text:style-name="T1">и на симуляторе</text:span></text:p>
          </draw:text-box>
        </draw:frame>
        <draw:frame presentation:style-name="pr5" draw:layer="layout" svg:width="27.8cm" svg:height="3.88cm" svg:x="0.2cm" svg:y="16.52cm" presentation:class="outline" presentation:user-transformed="true">
          <draw:text-box>
            <text:list text:style-name="L3">
              <text:list-header>
                <text:p><text:span text:style-name="T2">APPLICATION — может использовать различные драйверы для выполнения кода на симуляторе или на аппаратуре</text:span></text:p>
                <text:p><text:span text:style-name="T2">Xilinx Vitis — режимы Emulation-SW, Emulation-HW, Hardware</text:span></text:p>
              </text:list-header>
            </text:list>
          </draw:text-box>
        </draw:fram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.6cm" svg:y2="6cm">
          <text:p/>
        </draw:line>
        <draw:line draw:style-name="gr10" draw:text-style-name="P6" draw:layer="layout" svg:x1="8.6cm" svg:y1="9.6cm" svg:x2="7.2cm" svg:y2="9.6cm">
          <text:p/>
        </draw:line>
        <draw:line draw:style-name="gr10" draw:text-style-name="P6" draw:layer="layout" svg:x1="7.2cm" svg:y1="6cm" svg:x2="8.6cm" svg:y2="6cm">
          <text:p/>
        </draw:line>
        <draw:custom-shape draw:style-name="gr28" draw:text-style-name="P8" draw:layer="layout" svg:width="5cm" svg:height="1cm" svg:x="3cm" svg:y="3.8cm">
          <text:p text:style-name="P5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4.2cm" svg:height="7.2cm" svg:x="8.6cm" svg:y="5.2cm">
          <text:p text:style-name="P5">Драйв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6" draw:layer="layout" svg:x1="12.8cm" svg:y1="6.4cm" svg:x2="15.4cm" svg:y2="6.4cm">
          <text:p/>
        </draw:line>
        <draw:custom-shape draw:style-name="gr31" draw:text-style-name="P8" draw:layer="layout" svg:width="11.2cm" svg:height="4.2cm" svg:x="15.4cm" svg:y="4.2cm">
          <text:p text:style-name="P5">Симулятор</text:p>
          <text:p text:style-name="P5"/>
          <text:p text:style-name="P5">Vivado / Questa / Cadence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1.2cm" svg:height="4.2cm" svg:x="15.4cm" svg:y="9.2cm">
          <text:p text:style-name="P5">Аппаратура</text:p>
          <text:p text:style-name="P5"/>
          <text:p text:style-name="P5">FPGA/ASIC</text:p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12.8cm" svg:y1="10.9cm" svg:x2="15.4cm" svg:y2="10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Test framework</text:span></text:p>
          </draw:text-box>
        </draw:frame>
        <draw:frame presentation:style-name="pr5" draw:layer="layout" svg:width="24cm" svg:height="4.38cm" svg:x="1.8cm" svg:y="4.8cm" presentation:class="outline" presentation:user-transformed="true">
          <draw:text-box>
            <text:list text:style-name="L3">
              <text:list-header>
                <text:p><text:span text:style-name="T2">Универсальные:</text:span></text:p>
              </text:list-header>
              <text:list-item>
                <text:p><text:span text:style-name="T2">UVM</text:span></text:p>
              </text:list-item>
              <text:list-item>
                <text:p><text:span text:style-name="T2">UVVM</text:span></text:p>
              </text:list-item>
              <text:list-item>
                <text:p><text:span text:style-name="T2">OSVVM</text:span></text:p>
              </text:list-item>
              <text:list-item>
                <text:p><text:span text:style-name="T2">Cocotb</text:span></text:p>
                <text:p><text:span text:style-name="T2"/></text:p>
                <text:p><text:span text:style-name="T2">Всегда есть возможность разработать свой собственный</text:span></text:p>
                <text:p><text:span text:style-name="T2">Цель данного примера: <text:s/>показать как разработать свою систему тестирова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custom-shape draw:style-name="gr32" draw:text-style-name="P2" draw:layer="layout" svg:width="15.805cm" svg:height="8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Структура стенда </text:span><text:span text:style-name="T1">тестирования</text:span></text:p>
          </draw:text-box>
        </draw:frame>
        <draw:frame presentation:style-name="pr5" draw:layer="layout" svg:width="24cm" svg:height="4.98cm" svg:x="2cm" svg:y="15.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GOLD_MEMORY — эталонная память</text:span></text:p>
              </text:list-item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драйвера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2.6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cm" svg:height="2.6cm" svg:x="15.8cm" svg:y="8.4cm">
          <text:p text:style-name="P5">Монитор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5.801cm" svg:height="5.633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15.2cm" svg:y="12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11cm" svg:x2="17.8cm" svg:y2="12cm">
          <text:p/>
        </draw:line>
        <draw:line draw:style-name="gr10" draw:text-style-name="P6" draw:layer="layout" svg:x1="14.8cm" svg:y1="9.6cm" svg:x2="15.8cm" svg:y2="9.6cm">
          <text:p/>
        </draw:line>
        <draw:line draw:style-name="gr10" draw:text-style-name="P6" draw:layer="layout" svg:x1="7.2cm" svg:y1="6cm" svg:x2="8cm" svg:y2="6cm">
          <text:p/>
        </draw:line>
        <draw:line draw:style-name="gr10" draw:text-style-name="P6" draw:layer="layout" svg:x1="7.2cm" svg:y1="9.8cm" svg:x2="8cm" svg:y2="9.8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7.2cm" svg:height="2.8cm" svg:x="7.2cm" svg:y="12.6cm">
          <text:p text:style-name="P5">GOLD_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8cm" svg:y1="7.2cm" svg:x2="11.8cm" svg:y2="12.6cm">
          <text:p/>
        </draw:line>
        <draw:custom-shape draw:style-name="gr5" draw:text-style-name="P5" draw:layer="layout" svg:width="6.8cm" svg:height="2.2cm" svg:x="8cm" svg:y="8.6cm">
          <text:p text:style-name="P5">Очередь монитора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15.8cm" svg:y1="11cm" svg:x2="13.8cm" svg:y2="13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Неопределённость чтения</text:span></text:p>
          </draw:text-box>
        </draw:frame>
        <draw:frame presentation:style-name="pr5" draw:layer="layout" svg:width="24cm" svg:height="4.98cm" svg:x="1.8cm" svg:y="13.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Номер такта с которого начнут поступать новые данные зависит от загруженности других портов и не может быть предсказан</text:span></text:p>
              </text:list-item>
              <text:list-item>
                <text:p><text:span text:style-name="T2">Монитор должен учитывать эту возможность и считать оба результата правильными</text:span></text:p>
              </text:list-item>
            </text:list>
          </draw:text-box>
        </draw:frame>
        <draw:custom-shape draw:style-name="gr36" draw:text-style-name="P13" draw:layer="layout" svg:width="4.8cm" svg:height="6cm" svg:x="21.6cm" svg:y="3.4cm">
          <text:p text:style-name="P12">W0</text:p>
          <text:p text:style-name="P12">R0</text:p>
          <text:p text:style-name="P12"/>
          <text:p text:style-name="P12">W1</text:p>
          <text:p text:style-name="P12">R1</text:p>
          <text:p text:style-name="P12"/>
          <text:p text:style-name="P12">W2</text:p>
          <text:p text:style-name="P12">R2</text:p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16.301cm" svg:height="1.657cm" svg:x="0.499cm" svg:y="4.543cm">
          <draw:text-box>
            <text:p>Компонент имеет несколько портов памяти</text:p>
            <text:p>Неизвестно, на каком такте появится новое значение</text:p>
          </draw:text-box>
        </draw:frame>
        <draw:line draw:style-name="gr38" draw:text-style-name="P6" draw:layer="layout" svg:x1="21.6cm" svg:y1="4cm" svg:x2="20.2cm" svg:y2="4cm">
          <text:p/>
        </draw:line>
        <draw:line draw:style-name="gr38" draw:text-style-name="P6" draw:layer="layout" svg:x1="21.6cm" svg:y1="4.6cm" svg:x2="20.2cm" svg:y2="4.6cm">
          <text:p/>
        </draw:line>
        <draw:line draw:style-name="gr38" draw:text-style-name="P6" draw:layer="layout" svg:x1="21.6cm" svg:y1="6cm" svg:x2="20.2cm" svg:y2="6cm">
          <text:p/>
        </draw:line>
        <draw:line draw:style-name="gr38" draw:text-style-name="P6" draw:layer="layout" svg:x1="21.6cm" svg:y1="6.6cm" svg:x2="20.2cm" svg:y2="6.6cm">
          <text:p/>
        </draw:line>
        <draw:line draw:style-name="gr38" draw:text-style-name="P6" draw:layer="layout" svg:x1="21.6cm" svg:y1="8.2cm" svg:x2="20.2cm" svg:y2="8.2cm">
          <text:p/>
        </draw:line>
        <draw:line draw:style-name="gr38" draw:text-style-name="P6" draw:layer="layout" svg:x1="21.6cm" svg:y1="8.8cm" svg:x2="20.2cm" svg:y2="8.8cm">
          <text:p/>
        </draw:line>
        <draw:line draw:style-name="gr38" draw:text-style-name="P6" draw:layer="layout" svg:x1="1.4cm" svg:y1="10cm" svg:x2="19cm" svg:y2="10cm">
          <text:p/>
        </draw:line>
        <draw:custom-shape draw:style-name="gr39" draw:text-style-name="P15" draw:layer="layout" svg:width="2.2cm" svg:height="1.2cm" svg:x="9.8cm" svg:y="8.8cm">
          <text:p text:style-name="P5">W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2cm" svg:y="8.8cm">
          <text:p text:style-name="P5">W0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4cm" svg:y1="12cm" svg:x2="19cm" svg:y2="12cm">
          <text:p/>
        </draw:line>
        <draw:custom-shape draw:style-name="gr40" draw:text-style-name="P16" draw:layer="layout" svg:width="2.2cm" svg:height="1.2cm" svg:x="5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7.2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9.4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1.6cm" svg:y="10.8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3.8cm" svg:y="10.8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6cm" svg:y="10.8cm">
          <text:p text:style-name="P5">R1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Неопределённость записи</text:span></text:p>
          </draw:text-box>
        </draw:frame>
        <draw:frame presentation:style-name="pr5" draw:layer="layout" svg:width="24cm" svg:height="4.98cm" svg:x="1.8cm" svg:y="13.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Арбитр выполнит обе операции записи, невозможно предсказать порядок выполнения операций</text:span></text:p>
              </text:list-item>
              <text:list-item>
                <text:p><text:span text:style-name="T2">Монитор должен учитывать эту возможность и считать оба результата правильными</text:span></text:p>
              </text:list-item>
            </text:list>
          </draw:text-box>
        </draw:frame>
        <draw:custom-shape draw:style-name="gr36" draw:text-style-name="P13" draw:layer="layout" svg:width="4.8cm" svg:height="6cm" svg:x="21.6cm" svg:y="3.4cm">
          <text:p text:style-name="P12">W0</text:p>
          <text:p text:style-name="P12">R0</text:p>
          <text:p text:style-name="P12"/>
          <text:p text:style-name="P12">W1</text:p>
          <text:p text:style-name="P12">R1</text:p>
          <text:p text:style-name="P12"/>
          <text:p text:style-name="P12">W2</text:p>
          <text:p text:style-name="P12">R2</text:p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15.094cm" svg:height="2.36cm" svg:x="0.499cm" svg:y="4.543cm">
          <draw:text-box>
            <text:p>Компонент имеет несколько портов памяти</text:p>
            <text:p>Неизвестно, какое значение будет записано </text:p>
            <text:p>при одновременной записи на нескольких портах</text:p>
          </draw:text-box>
        </draw:frame>
        <draw:line draw:style-name="gr38" draw:text-style-name="P6" draw:layer="layout" svg:x1="21.6cm" svg:y1="4cm" svg:x2="20.2cm" svg:y2="4cm">
          <text:p/>
        </draw:line>
        <draw:line draw:style-name="gr38" draw:text-style-name="P6" draw:layer="layout" svg:x1="21.6cm" svg:y1="4.6cm" svg:x2="20.2cm" svg:y2="4.6cm">
          <text:p/>
        </draw:line>
        <draw:line draw:style-name="gr38" draw:text-style-name="P6" draw:layer="layout" svg:x1="21.6cm" svg:y1="6cm" svg:x2="20.2cm" svg:y2="6cm">
          <text:p/>
        </draw:line>
        <draw:line draw:style-name="gr38" draw:text-style-name="P6" draw:layer="layout" svg:x1="21.6cm" svg:y1="6.6cm" svg:x2="20.2cm" svg:y2="6.6cm">
          <text:p/>
        </draw:line>
        <draw:line draw:style-name="gr38" draw:text-style-name="P6" draw:layer="layout" svg:x1="21.6cm" svg:y1="8.2cm" svg:x2="20.2cm" svg:y2="8.2cm">
          <text:p/>
        </draw:line>
        <draw:line draw:style-name="gr38" draw:text-style-name="P6" draw:layer="layout" svg:x1="21.6cm" svg:y1="8.8cm" svg:x2="20.2cm" svg:y2="8.8cm">
          <text:p/>
        </draw:line>
        <draw:line draw:style-name="gr38" draw:text-style-name="P6" draw:layer="layout" svg:x1="1.4cm" svg:y1="10cm" svg:x2="19cm" svg:y2="10cm">
          <text:p/>
        </draw:line>
        <draw:custom-shape draw:style-name="gr39" draw:text-style-name="P15" draw:layer="layout" svg:width="2.2cm" svg:height="1.2cm" svg:x="2cm" svg:y="8.8cm">
          <text:p text:style-name="P5">W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2cm" svg:y="7.4cm">
          <text:p text:style-name="P5">W0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4cm" svg:y1="12.5cm" svg:x2="19cm" svg:y2="12.5cm">
          <text:p/>
        </draw:line>
        <draw:custom-shape draw:style-name="gr40" draw:text-style-name="P16" draw:layer="layout" svg:width="2.2cm" svg:height="1.2cm" svg:x="5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7.2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9.4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1.6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3.8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6cm" svg:y="11.3cm">
          <text:p text:style-name="P5">R0/1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2cm" svg:y1="8.6cm" svg:x2="18.8cm" svg:y2="8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GO</text:span><text:span text:style-name="T1">LD</text:span><text:span text:style-name="T1">EN</text:span><text:span text:style-name="T1">_M</text:span><text:span text:style-name="T1">EM</text:span><text:span text:style-name="T1">OR</text:span><text:span text:style-name="T1">Y</text:span></text:p>
          </draw:text-box>
        </draw:frame>
        <draw:frame presentation:style-name="pr5" draw:layer="layout" svg:width="24cm" svg:height="4.98cm" svg:x="2cm" svg:y="9.6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При запросе эталонного значения проверяется номер </text:span><text:span text:style-name="T2">такта записи по всем портам</text:span></text:p>
              </text:list-item>
              <text:list-item>
                <text:p><text:span text:style-name="T2">Возвращается до шести возможных значений</text:span></text:p>
              </text:list-item>
              <text:list-item>
                <text:p><text:span text:style-name="T2">Монитор должен проверить принятое значения на одно из </text:span><text:span text:style-name="T2">возможных</text:span></text:p>
              </text:list-item>
              <text:list-item>
                <text:p><text:span text:style-name="T2">Возможно формирование событий при наступлении </text:span><text:span text:style-name="T2">коллизий</text:span></text:p>
              </text:list-item>
            </text:list>
          </draw:text-box>
        </draw:frame>
        <draw:frame draw:style-name="gr37" draw:text-style-name="P14" draw:layer="layout" svg:width="14.133cm" svg:height="3.063cm" svg:x="0.499cm" svg:y="4.543cm">
          <draw:text-box>
            <text:p>Компонент для каждого порта хранит данные:</text:p>
            <text:list text:style-name="L4">
              <text:list-item>
                <text:p><text:s/>Текущее записанное значение</text:p>
              </text:list-item>
              <text:list-item>
                <text:p><text:s/>Предыдущее записанное значение</text:p>
              </text:list-item>
              <text:list-item>
                <text:p><text:s/>Номер такта на котором была запись</text:p>
              </text:list-item>
            </text:list>
          </draw:text-box>
        </draw:frame>
        <draw:custom-shape draw:style-name="gr41" draw:text-style-name="P5" draw:layer="layout" svg:width="7.4cm" svg:height="1.8cm" svg:x="18.4cm" svg:y="4.4cm">
          <text:p text:style-name="P5">CURRENT_DATA</text:p>
          <text:p text:style-name="P5">CURRENT_TICK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7.4cm" svg:height="1.8cm" svg:x="18.4cm" svg:y="6.2cm">
          <text:p text:style-name="P5">PREV_DATA</text:p>
          <text:p text:style-name="P5">PREV_TICK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bd0d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ymmetric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22:23:47.421474570</meta:creation-date>
    <meta:editing-duration>PT5H9M8S</meta:editing-duration>
    <meta:editing-cycles>11</meta:editing-cycles>
    <meta:generator>LibreOffice/5.3.6.1$Linux_X86_64 LibreOffice_project/30$Build-1</meta:generator>
    <dc:date>2021-07-08T14:48:10.537799268</dc:date>
    <meta:document-statistic meta:object-count="240"/>
  </office:meta>
</office:document-meta>
</file>